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fo:margin-top="0.2in" fo:margin-bottom="0.2in" table:align="margins"/>
    </style:style>
    <style:style style:name="Table1.A" style:family="table-column">
      <style:table-column-properties style:column-width="6.6931in" style:rel-column-width="65535*"/>
    </style:style>
    <style:style style:name="Table1.A1" style:family="table-cell">
      <style:table-cell-properties fo:padding="0.0799in" fo:border="0.05pt solid #b2b2b2"/>
    </style:style>
    <style:style style:name="Table1.A2" style:family="table-cell">
      <style:table-cell-properties fo:padding="0.0799in" fo:border-left="0.05pt solid #b2b2b2" fo:border-right="0.05pt solid #b2b2b2" fo:border-top="none" fo:border-bottom="0.05pt solid #b2b2b2"/>
    </style:style>
    <style:style style:name="P1" style:family="paragraph" style:parent-style-name="Standard">
      <style:text-properties officeooo:rsid="00061cc7" officeooo:paragraph-rsid="00061cc7"/>
    </style:style>
    <style:style style:name="P2" style:family="paragraph" style:parent-style-name="Standard">
      <style:text-properties fo:font-size="14pt" fo:font-weight="bold" officeooo:rsid="00061cc7" officeooo:paragraph-rsid="00061cc7" style:font-size-asian="14pt" style:font-weight-asian="bold" style:font-size-complex="14pt" style:font-weight-complex="bold"/>
    </style:style>
    <style:style style:name="P3" style:family="paragraph" style:parent-style-name="Standard">
      <style:text-properties fo:font-size="14pt" fo:font-weight="bold" officeooo:rsid="0008dae9" officeooo:paragraph-rsid="0008dae9" style:font-size-asian="14pt" style:font-weight-asian="bold" style:font-size-complex="14pt" style:font-weight-complex="bold"/>
    </style:style>
    <style:style style:name="P4" style:family="paragraph" style:parent-style-name="Standard">
      <style:text-properties fo:color="#bc7a00" style:font-name="0" officeooo:rsid="000cabe9" officeooo:paragraph-rsid="001896f5"/>
    </style:style>
    <style:style style:name="P5" style:family="paragraph" style:parent-style-name="Standard">
      <style:text-properties officeooo:paragraph-rsid="001896f5"/>
    </style:style>
    <style:style style:name="P6" style:family="paragraph" style:parent-style-name="Standard" style:master-page-name="Standard">
      <style:paragraph-properties style:page-number="auto"/>
      <style:text-properties fo:font-weight="bold" officeooo:rsid="00152bdc" officeooo:paragraph-rsid="001896f5" style:font-weight-asian="bold" style:font-weight-complex="bold"/>
    </style:style>
    <style:style style:name="P7" style:family="paragraph" style:parent-style-name="Standard" style:master-page-name="Standard">
      <style:paragraph-properties style:page-number="auto"/>
      <style:text-properties officeooo:paragraph-rsid="001896f5"/>
    </style:style>
    <style:style style:name="P8" style:family="paragraph" style:parent-style-name="Heading_20_1">
      <style:text-properties officeooo:rsid="00068b01" officeooo:paragraph-rsid="001896f5"/>
    </style:style>
    <style:style style:name="P9" style:family="paragraph" style:parent-style-name="Heading_20_1">
      <style:text-properties officeooo:paragraph-rsid="00068b01"/>
    </style:style>
    <style:style style:name="P10" style:family="paragraph" style:parent-style-name="Addressee">
      <style:text-properties officeooo:rsid="0019b7ad" officeooo:paragraph-rsid="0019b7ad"/>
    </style:style>
    <style:style style:name="P11" style:family="paragraph" style:parent-style-name="Addressee">
      <style:text-properties officeooo:rsid="001a82b8" officeooo:paragraph-rsid="001a82b8"/>
    </style:style>
    <style:style style:name="P12" style:family="paragraph" style:parent-style-name="Addressee">
      <style:text-properties officeooo:rsid="001aa4d4" officeooo:paragraph-rsid="001aa4d4"/>
    </style:style>
    <style:style style:name="P13" style:family="paragraph" style:parent-style-name="Contents_20_Heading">
      <style:paragraph-properties fo:text-align="center" style:justify-single-word="false"/>
      <style:text-properties fo:font-size="14pt" officeooo:paragraph-rsid="0017265b" style:font-size-asian="14pt" style:font-size-complex="14pt"/>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Question">
      <style:text-properties officeooo:rsid="001887b0" officeooo:paragraph-rsid="001887b0"/>
    </style:style>
    <style:style style:name="P16" style:family="paragraph" style:parent-style-name="Question">
      <style:text-properties officeooo:paragraph-rsid="001887b0"/>
    </style:style>
    <style:style style:name="T1" style:family="text">
      <style:text-properties officeooo:rsid="00068b01"/>
    </style:style>
    <style:style style:name="T2" style:family="text">
      <style:text-properties fo:color="#008000" style:font-name="0" fo:font-weight="bold" style:font-weight-asian="bold"/>
    </style:style>
    <style:style style:name="T3" style:family="text">
      <style:text-properties style:font-name="0"/>
    </style:style>
    <style:style style:name="T4" style:family="text">
      <style:text-properties fo:color="#b00040" style:font-name="0"/>
    </style:style>
    <style:style style:name="T5" style:family="text">
      <style:text-properties fo:color="#0000ff" style:font-name="0"/>
    </style:style>
    <style:style style:name="T6" style:family="text">
      <style:text-properties fo:color="#666666" style:font-name="0"/>
    </style:style>
    <style:style style:name="T7" style:family="text">
      <style:text-properties officeooo:rsid="0017265b"/>
    </style:style>
    <style:style style:name="T8" style:family="text">
      <style:text-properties officeooo:rsid="001887b0"/>
    </style:style>
    <style:style style:name="T9" style:family="text">
      <style:text-properties officeooo:rsid="001896f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C++ Moderno </text:p>
      <text:p text:style-name="P2">Período: 1º semestre/2017</text:p>
      <text:p text:style-name="P3">Aluno: Arthur Nunes de Paiva Santos Queiroz</text:p>
      <text:p text:style-name="P1"/>
      <text:p text:style-name="P13">Lista de exercícios Módulo 0<text:span text:style-name="T7">3</text:span>: <text:span text:style-name="T7">Objetos: armazenamento, inicialização</text:span></text:p>
      <text:p text:style-name="P1"/>
      <text:table-of-content text:style-name="Sect1" text:protected="true" text:name="Table of Contents1">
        <text:table-of-content-source text:outline-level="10">
          <text:index-title-template text:style-name="Contents_20_Heading">Questõ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Questões</text:p>
          </text:index-title>
          <text:p text:style-name="P14"><text:a xlink:type="simple" xlink:href="#__RefHeading__212_143610015" text:style-name="Index_20_Link" text:visited-style-name="Index_20_Link">Questão 1<text:tab/>1</text:a></text:p>
          <text:p text:style-name="P14"><text:a xlink:type="simple" xlink:href="#__RefHeading__214_143610015" text:style-name="Index_20_Link" text:visited-style-name="Index_20_Link">Questão 2<text:tab/>1</text:a></text:p>
          <text:p text:style-name="P14"><text:a xlink:type="simple" xlink:href="#__RefHeading__216_143610015" text:style-name="Index_20_Link" text:visited-style-name="Index_20_Link">Questão 3<text:tab/>1</text:a></text:p>
          <text:p text:style-name="P14"><text:a xlink:type="simple" xlink:href="#__RefHeading__218_143610015" text:style-name="Index_20_Link" text:visited-style-name="Index_20_Link">Questão 4<text:tab/>1</text:a></text:p>
          <text:p text:style-name="P14"><text:a xlink:type="simple" xlink:href="#__RefHeading__220_143610015" text:style-name="Index_20_Link" text:visited-style-name="Index_20_Link">Questão 5<text:tab/>2</text:a></text:p>
          <text:p text:style-name="P14"><text:a xlink:type="simple" xlink:href="#__RefHeading__222_143610015" text:style-name="Index_20_Link" text:visited-style-name="Index_20_Link">Questão 6<text:tab/>2</text:a></text:p>
          <text:p text:style-name="P14"><text:a xlink:type="simple" xlink:href="#__RefHeading__224_143610015" text:style-name="Index_20_Link" text:visited-style-name="Index_20_Link">Questão 7<text:tab/>2</text:a></text:p>
        </text:index-body>
      </text:table-of-content>
      <text:h text:style-name="Heading_20_1" text:outline-level="1"><text:bookmark-start text:name="__RefHeading__212_143610015"/>Questão 1<text:bookmark-end text:name="__RefHeading__212_143610015"/></text:h>
      <text:p text:style-name="P16"><text:span text:style-name="T8">lmplemente versoes de secret( ), uma para cada caso estudado, de forma que a execução do programa resulte em um erro. Considere a definição de Id abaixo.</text:span></text:p>
      <table:table table:name="Table1" table:style-name="Table1">
        <table:table-column table:style-name="Table1.A"/>
        <table:table-row>
          <table:table-cell table:style-name="Table1.A1" office:value-type="string">
            <text:p text:style-name="P6">p<text:span text:style-name="T9">1</text:span>.cpp</text:p>
          </table:table-cell>
        </table:table-row>
        <table:table-row>
          <table:table-cell table:style-name="Table1.A2" office:value-type="string">
            <text:p text:style-name="P7"><text:span text:style-name="T4">void</text:span><text:span text:style-name="T3"> </text:span><text:span text:style-name="T5">secret</text:span><text:span text:style-name="T3">(Id</text:span><text:span text:style-name="T6">*</text:span><text:span text:style-name="T3"> id){</text:span></text:p>
            <text:p text:style-name="P5"><text:span text:style-name="T3"><text:tab/></text:span><text:span text:style-name="T2">delete</text:span><text:span text:style-name="T3"> id;</text:span></text:p>
            <text:p text:style-name="P4">}</text:p>
          </table:table-cell>
        </table:table-row>
      </table:table>
      <text:h text:style-name="P8" text:outline-level="1"><text:bookmark-start text:name="__RefHeading__214_143610015"/>Questão 2<text:bookmark-end text:name="__RefHeading__214_143610015"/></text:h>
      <text:p text:style-name="P15">Veriﬁque, em sua plataforma, qual é a ordem de inicialização de objetos estáticos não-locais.</text:p>
      <text:p text:style-name="P10">Em minha plataforma (gcc version 4.8.4 (Ubuntu 4.8.4-2ubuntu1~14.04.3), o objeto Entropy é construido antes de RandNum.</text:p>
      <text:h text:style-name="P9" text:outline-level="1"><text:bookmark-start text:name="__RefHeading__216_143610015"/>Questão <text:span text:style-name="T1">3</text:span><text:bookmark-end text:name="__RefHeading__216_143610015"/></text:h>
      <text:p text:style-name="P15">Qual é a ordem de destruição de objetos automáticos? Por quê é assim?</text:p>
      <text:p text:style-name="P10">Eles são destruídos na ordem reversa em que foram declarados. Caso não fosse assim, não seria possível garantir que os destrutores de objetos da pilha que dependem em objetos declarados anteriormente seriam executados com dependências válidas.</text:p>
      <text:p text:style-name="P10">Fonte: http://stackoverflow.com/a/1245865/702828</text:p>
      <text:h text:style-name="P9" text:outline-level="1"><text:bookmark-start text:name="__RefHeading__218_143610015"/>Questão <text:span text:style-name="T1">4</text:span><text:bookmark-end text:name="__RefHeading__218_143610015"/></text:h>
      <text:p text:style-name="P15">Faça com que extendTemporary( ) compile corretamente com a adição de um token. </text:p>
      <text:p text:style-name="P12">Este exercício não foi realizado.</text:p>
      <text:h text:style-name="P9" text:outline-level="1"><text:bookmark-start text:name="__RefHeading__220_143610015"/><text:soft-page-break/>Questão <text:span text:style-name="T1">5</text:span><text:bookmark-end text:name="__RefHeading__220_143610015"/></text:h>
      <text:p text:style-name="P15">lnspecione a implementação do operator new e operator delete de sua plataforma.</text:p>
      <text:p text:style-name="P11">Os operadores "new" e "delete" utilizam "malloc" e "free".</text:p>
      <text:p text:style-name="P11">Fonte: <text:tab/>https://gcc.gnu.org/viewcvs/gcc/trunk/libstdc%2B%2B-v3/libsupc%2B%2B/new_op.cc?view=markup</text:p>
      <text:p text:style-name="P11">https://gcc.gnu.org/viewcvs/gcc/trunk/libstdc%2B%2B-v3/libsupc%2B%2B/del_op.cc?view=markup</text:p>
      <text:h text:style-name="P9" text:outline-level="1"><text:bookmark-start text:name="__RefHeading__222_143610015"/>Questão <text:span text:style-name="T1">6</text:span><text:bookmark-end text:name="__RefHeading__222_143610015"/></text:h>
      <text:p text:style-name="P15">O que significa a sintaxe Value v( )? Pesquisa sobre a questão na Internet.</text:p>
      <text:p text:style-name="P11">"Value v();" representa um caso de "vexing parse" em C++. A expressão aparentemente possui duas interpretações:</text:p>
      <text:p text:style-name="P11">- A definição de uma varíavel "v" do tipo Value;</text:p>
      <text:p text:style-name="P11">- A declaração de uma função "v", sem parâmetros, que retorna um objeto do tipo Value.</text:p>
      <text:p text:style-name="P11">O padrão C++ define a expressão em questão sempre deve ser interpretada da segunda forma.</text:p>
      <text:p text:style-name="P11">Fontes: <text:tab/>http://stackoverflow.com/q/1424510/702828</text:p>
      <text:p text:style-name="P11"><text:tab/><text:tab/>https://en.wikipedia.org/wiki/Most_vexing_parse</text:p>
      <text:h text:style-name="P9" text:outline-level="1"><text:bookmark-start text:name="__RefHeading__224_143610015"/>Questão <text:span text:style-name="T1">7</text:span><text:bookmark-end text:name="__RefHeading__224_143610015"/></text:h>
      <text:p text:style-name="P15">Como os objetos Person e PersonPOD são inicializados em C++11 (quando não há erro)?</text:p>
      <text:p text:style-name="P11">PersonPOD a;<text:tab/><text:tab/><text:tab/>// Variáveis inicializadas com lixo.</text:p>
      <text:p text:style-name="P11">PersonPOD b();<text:tab/><text:tab/>// Compilador interpreta como declaração de função e acusa erro.</text:p>
      <text:p text:style-name="P11">PersonPOD c{};<text:tab/><text:tab/>// Variáveis initializadas com zero.</text:p>
      <text:p text:style-name="P11">Person d;<text:tab/><text:tab/><text:tab/>// Compilador reclama que não há construtor default para a classe.</text:p>
      <text:p text:style-name="P11">Person e("eu");<text:tab/><text:tab/>// Inicializa objeto corretamente.</text:p>
      <text:p text:style-name="P11">PersonPOD f("eu");<text:tab/><text:tab/>// Compilador reclama que nenhum construtor padrão foi encontrado.</text:p>
      <text:p text:style-name="P11">Person g{"eu"};<text:tab/><text:tab/>// Inicializa objeto corretamente.</text:p>
      <text:p text:style-name="P11">PersonPOD h{"eu"};<text:tab/><text:tab/>// Inicializa objeto corretamente.</text:p>
      <text:p text:style-name="P11">Person i("eu", 30);<text:tab/><text:tab/>// Inicializa objeto corretamente.</text:p>
      <text:p text:style-name="P11">Person j{"eu", 30};<text:tab/><text:tab/>// Inicializa objeto corretamente.</text:p>
      <text:p text:style-name="P11">PersonPOD k("eu", 30);<text:tab/>// Compilador reclama que não há construtores viáveis.</text:p>
      <text:p text:style-name="P11">PersonPOd l{"eu", 30};<text:tab/>// Objeto é inicializado corre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estion" style:family="paragraph" style:parent-style-name="Addressee" style:next-style-name="Addressee" style:class="text">
      <style:paragraph-properties fo:margin-left="0in" fo:margin-right="0in" fo:margin-top="0in" fo:margin-bottom="0.1in" loext:contextual-spacing="true" fo:text-indent="0in" style:auto-text-indent="fals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23:55:53.089377900</meta:creation-date>
    <dc:date>2017-04-30T01:16:22.688628546</dc:date>
    <meta:editing-duration>PT51M6S</meta:editing-duration>
    <meta:editing-cycles>22</meta:editing-cycles>
    <meta:generator>LibreOffice/5.3.2.2$Linux_X86_64 LibreOffice_project/30m0$Build-2</meta:generator>
    <meta:document-statistic meta:table-count="1" meta:image-count="0" meta:object-count="0" meta:page-count="2" meta:paragraph-count="55" meta:word-count="403" meta:character-count="2845" meta:non-whitespace-character-count="2478"/>
  </office:meta>
</office:document-meta>
</file>